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Normal" style:family="paragraph">
      <style:paragraph-properties fo:margin-left="0.25in">
        <style:tab-stops/>
      </style:paragraph-properties>
      <style:text-properties fo:font-weight="bold" style:font-weight-asian="bold" style:font-weight-complex="bold"/>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office:automatic-styles>
  <office:body>
    <office:text text:use-soft-page-breaks="true">
      <text:p text:style-name="P1">Overall</text:p>
      <text:p text:style-name="Normal">From this experience, I have been able to learn a lot about the need for optimising systems for efficiency and how to use and install LLMs to accomplish this. <text:s/>Using them is going to be a huge part of the industry in the future, especially as they become more powerful. As a result of building ‘ElecDocs’, I’ve also been able to learn more about diagrams used within engineering whether they are schematics or P&amp;ID diagrams. The simple English summaries helped explain what each component meant and the AI notes helped solidify my understanding of the systems I was using to test my app. It also introduced me to what sort of things are needed to process data from schematics like I/O and field device lists. This<text:s/>project also<text:s/>helped me understand the significance of URS and FDS files in being able to design the best possible product that satisfies everyone’s needs, showing how closely it is possible to work with clients and even what may happen when you don’t get as much information<text:s/>(Hence the reverse engineering tab).<text:s/>Moreover, I got to learn about the sort of software that goes into sites like this even with little background experience in software development highlighting the importance of balancing accessibility with functionality.<text:s/>I was able to further develop my problem solving skills by using the resources I had to attempt to fix the token usage issue myself and with support to guide me in the right direction.<text:s/>I learnt a lot about IDEs and command prompts and what they actually do too.</text:p>
      <text:p text:style-name="Normal">From speaking to everyone I gained valuable insight into the different aspects of the job, such as project management and writing reports, the design and development of systems and the importance of coordinating finances and managing cash flow in a firm.<text:s/><text:s/>I also got to understand how the process works, for example, some projects require a trip to the site to survey and take photos before anything can be done. The cathedral project was interesting to hear about because of the way data is being collected first through infrared imaging and a custom built datalogger to measure temperature and analyse airflow. It was amazing to see how passionate everyone was about what they were doing!</text:p>
      <text:p text:style-name="Normal">I learnt a lot about many different aspects of working at an engineering consultancy firm and<text:s/>it<text:s/>has provided<text:s/>me<text:s/>with<text:s/>very useful insight.<text:s/></text:p>
      <text:p text:style-name="Normal">10/10<text:s/>Thank you!!</text:p>
      <text:p text:style-name="Normal"/>
      <text:p text:style-name="P2">ElecDocs</text:p>
      <text:p text:style-name="P3">Progression/Next steps:</text:p>
      <text:list text:style-name="LFO1" text:continue-numbering="true">
        <text:list-item>
          <text:p text:style-name="P4">Search for and implement a more powerful LLM to handle large workload more efficiently</text:p>
        </text:list-item>
        <text:list-item>
          <text:p text:style-name="P5">Compress larger files to reduce load on the system</text:p>
        </text:list-item>
        <text:list-item>
          <text:p text:style-name="P6">Consider if removing the rasterization process is a useful idea, some LLMs can process files as images, others must convert to text. Converting to either of these is a big task. Maybe prepare files<text:s/>to the programs needs<text:s/>before running them through the program<text:s/>to save tokens.<text:s/>The issue with test files is it can reduce the accuracy of analysis.</text:p>
        </text:list-item>
        <text:list-item>
          <text:p text:style-name="P7">Run more checks to debug and ensure there are no<text:s/>logic errors – take the time to double check the system with multiple sets of files and check the AI is properly understanding what its tasked with. Teach it!</text:p>
        </text:list-item>
        <text:list-item>
          <text:p text:style-name="P8">Optimise for faster loading times, 10 minutes is extremely long but it is doing a large task.</text:p>
        </text:list-item>
      </text:list>
      <text:p text:style-name="Normal"/>
      <text:p text:style-name="P9">What<text:s/>you should look out for:</text:p>
      <text:list text:style-name="LFO1" text:continue-numbering="true">
        <text:list-item>
          <text:p text:style-name="P10">Missing data due to lower quality files/images</text:p>
        </text:list-item>
        <text:list-item>
          <text:p text:style-name="P11">Missing I/O List data, sometimes all of it shows up sometimes only part of it shows up. I’m yet to figure out why.<text:s/></text:p>
        </text:list-item>
        <text:list-item>
          <text:p text:style-name="P12">Ensure the Field Lists are synced across tabs.</text:p>
        </text:list-item>
        <text:list-item>
          <text:p text:style-name="P13">Sometimes switching tabs can result in having to reload lists, particularly process control analysi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ngineer</meta:initial-creator>
    <dc:creator>Engineer</dc:creator>
    <meta:creation-date>2026-04-10T15:31:00Z</meta:creation-date>
    <dc:date>2026-04-10T15:31:00Z</dc:date>
    <meta:template xlink:href="Normal" xlink:type="simple"/>
    <meta:editing-cycles>2</meta:editing-cycles>
    <meta:editing-duration>PT180S</meta:editing-duration>
    <meta:document-statistic meta:page-count="2" meta:paragraph-count="195" meta:word-count="361" meta:character-count="3333" meta:row-count="395" meta:non-whitespace-character-count="3167"/>
  </office:meta>
</office:document-meta>
</file>